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6" style:family="table-cell">
      <style:table-cell-properties style:vertical-align="" fo:background-color="transparent" fo:padding="0in" fo:border-left="none" fo:border-right="none" fo:border-top="none" fo:border-bottom="0.75pt solid #009353" style:writing-mode="page">
        <style:background-image/>
      </style:table-cell-properties>
    </style:style>
    <style:style style:name="Table1.C6" style:family="table-cell" style:data-style-name="N0">
      <style:table-cell-properties style:vertical-align="" fo:background-color="transparent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3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3.D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D2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C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D3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B4" style:family="table-cell">
      <style:table-cell-properties style:vertical-align="" fo:background-color="transparent" fo:padding="0in" fo:border-left="none" fo:border-right="none" fo:border-top="none" fo:border-bottom="0.75pt solid #009353" style:writing-mode="page">
        <style:background-image/>
      </style:table-cell-properties>
    </style:style>
    <style:style style:name="Table3.D4" style:family="table-cell" style:data-style-name="N0">
      <style:table-cell-properties style:vertical-align="" fo:background-color="transparent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Heading_20_1">
      <style:text-properties officeooo:rsid="00059e18" officeooo:paragraph-rsid="00059e18"/>
    </style:style>
    <style:style style:name="P2" style:family="paragraph" style:parent-style-name="Text_20_body">
      <style:text-properties officeooo:rsid="00059e18" officeooo:paragraph-rsid="00059e18"/>
    </style:style>
    <style:style style:name="P3" style:family="paragraph" style:parent-style-name="Heading_20_4">
      <style:text-properties officeooo:paragraph-rsid="00059e18"/>
    </style:style>
    <style:style style:name="P4" style:family="paragraph" style:parent-style-name="Text_20_body">
      <style:text-properties officeooo:rsid="000c31e0" officeooo:paragraph-rsid="00059e18"/>
    </style:style>
    <style:style style:name="P5" style:family="paragraph" style:parent-style-name="Heading_20_4">
      <style:paragraph-properties fo:break-before="column"/>
      <style:text-properties officeooo:paragraph-rsid="00059e18"/>
    </style:style>
    <style:style style:name="P6" style:family="paragraph" style:parent-style-name="Text_20_body">
      <style:text-properties officeooo:rsid="000c7ebb" officeooo:paragraph-rsid="00059e18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b6669" officeooo:paragraph-rsid="00059e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6669" officeooo:paragraph-rsid="00059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9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d16e" officeooo:paragraph-rsid="00059e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d16e" officeooo:paragraph-rsid="00059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d16e" officeooo:paragraph-rsid="00059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059e18" officeooo:paragraph-rsid="00059e18"/>
    </style:style>
    <style:style style:name="P14" style:family="paragraph" style:parent-style-name="Heading_20_1">
      <style:text-properties officeooo:rsid="00068da6" officeooo:paragraph-rsid="00068da6"/>
    </style:style>
    <style:style style:name="P15" style:family="paragraph" style:parent-style-name="Text_20_body">
      <style:text-properties officeooo:rsid="00068da6" officeooo:paragraph-rsid="00068d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b5fb"/>
    </style:style>
    <style:style style:name="T3" style:family="text">
      <style:text-properties officeooo:rsid="000c31e0"/>
    </style:style>
    <style:style style:name="T4" style:family="text">
      <style:text-properties officeooo:rsid="000b6669"/>
    </style:style>
    <style:style style:name="Sect1" style:family="section">
      <style:section-properties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zyśpieszone tworzenie Badacza</text:p>
      <text:h text:style-name="P1" text:outline-level="1">1. Wygeneruj cechy</text:h>
      <text:p text:style-name="P2">Rzuć 3K6 i pomnóż wynik przez 5 dla cech S, KON, ZR, WYG i MOC. Rzuć 2K+6 i pomnóż wynik przez 5 dla cech BC, INT i WYK. Teraz, w przeznaczonych do tego rubrykach na karcie Badacza, zapisz pełne wartości dla każdej cechy, a następnie ½ i ⅕ ich wartości.</text:p>
      <text:h text:style-name="P1" text:outline-level="1">2. Cechy pochodne</text:h>
      <text:p text:style-name="P2">Punkty Poczytalności są równe cesze MOC. Punkty Magii są równe <text:s/>⅕ cechy MOC. Aby otrzymać wartość cechy Szczęście, rzuć 3K6 i pomnóż wynik przez 5. Punkty Wytrzymałości są równie sumie BC i KON podzielonej przez 10 (zaokrąglając w dół). Zakreśl wyniki w rubrykach przypisanych do odpowiednich sekcji.</text:p>
      <text:h text:style-name="P1" text:outline-level="1">3. Określ Zakres Ruchu</text:h>
      <text:p text:style-name="P2">Jeśli zarówno ZR, jak i S są mniejsze niż BC: Ruch 7. Jeśli S lub ZR są równe lub większe niż BC albo jeśli wszystkie trzy cechy są sobie równe: Ruch 8. Jeśli zarówno S, jak i ZR są większe niż BC: Ruch 9.</text:p>
      <text:h text:style-name="P1" text:outline-level="1">4. Określ zawód i przydziel punkty umiejętności</text:h>
      <text:p text:style-name="P2">Wybierz zawód, zapisz umiejętności zawodowe i Majętność. Oblicz liczbę punktów na umiejętności zawodowe, używając cech określonych przez dany zawód. Rozdysponuj te punkty między umiejętności zawodowe i nie zapomnij przeznaczyć pewnej sumy punktów na Majętność. Dodaj punkty do bazowych wartości zapisanych przy każdej umiejętności na karcie Badacza.</text:p>
      <text:section text:style-name="Sect1" text:name="Section1">
        <text:h text:style-name="P3" text:outline-level="4">Student</text:h>
        <text:p text:style-name="P4"><text:span text:style-name="T1">Punkty Zawodowe:</text:span> WYK <text:span text:style-name="T2">× </text:span>4<text:line-break/><text:span text:style-name="T1">Majętność:</text:span> 5-10<text:line-break/><text:span text:style-name="T1">Sugerowane kontakty:</text:span> Nauczyciele i inni studenci.<text:line-break/><text:span text:style-name="T1">Umiejętności:</text:span> Język (Ojczysty lub Obcy), Korzystanie z Bibliotek, Korzystanie z Komputerów, Nasłuchiwanie, trzy dziedziny Nauki i dowolne dwie inne umiejętności jako specjalizacje osobiste.</text:p>
        <text:h text:style-name="P5" text:outline-level="4">Nauczyciel Uniwersytecki</text:h>
        <text:p text:style-name="P6"><text:span text:style-name="T1">Punkty Zawodowe:</text:span> WYK <text:span text:style-name="T2">× </text:span><text:span text:style-name="T3">4<text:line-break/></text:span><text:span text:style-name="T1">Majętność:</text:span> 20-70<text:line-break/><text:span text:style-name="T1">Sugerowane kontakty:</text:span> Naukowcy, uniwersytety, biblioteki.<text:line-break/><text:span text:style-name="T1">Umiejętności:</text:span> Korzystanie z Bibliotek, Korzystanie z Komputerów, Język Ojczysty, Język Obcy, Psychologia, cztery dowolne inne umiejętności związane z nauką lub specjalizacje osobiste</text:p>
      </text:section>
      <text:h text:style-name="P1" text:outline-level="1">5. Punkty zainteresowań</text:h>
      <text:p text:style-name="P2">Oblicz liczbę punktów na zainteresowania (INT <text:span text:style-name="T2">× </text:span>2). Rozdysponuj te punkty na dowolne umiejętności, aby w pełni rozwinąć Badacza. Punkty, które nie zostaną rozdysponowane, przepadają!</text:p>
      <text:h text:style-name="P1" text:outline-level="1"><text:soft-page-break/>6. Wartości w walce</text:h>
      <text:p text:style-name="P2">Oblicz Modyfikator Obrażeń i Krzepę, dodając S + BC i wyszukując wynik w tabeli:</text:p>
      <table:table table:name="Table1" table:style-name="Table1" table:template-name="Box List Green">
        <table:table-column table:style-name="Table1.A" table:number-columns-repeated="3"/>
        <table:table-row table:style-name="Table1.1">
          <table:table-cell table:style-name="Table1.A1" office:value-type="string">
            <text:p text:style-name="P7">S + BC</text:p>
          </table:table-cell>
          <table:table-cell table:style-name="Table1.B1" office:value-type="string">
            <text:p text:style-name="P7">Modyfikator Obrażeń</text:p>
          </table:table-cell>
          <table:table-cell table:style-name="Table1.C1" office:value-type="string">
            <text:p text:style-name="P7">Krzepa</text:p>
          </table:table-cell>
        </table:table-row>
        <table:table-row table:style-name="Table1.1">
          <table:table-cell table:style-name="Table1.A2" office:value-type="string">
            <text:p text:style-name="P8">2-64</text:p>
          </table:table-cell>
          <table:table-cell table:style-name="Table1.B2" office:value-type="float" office:value="-2">
            <text:p text:style-name="P9">-<text:span text:style-name="T4">2</text:span></text:p>
          </table:table-cell>
          <table:table-cell table:style-name="Table1.C2" office:value-type="float" office:value="-2">
            <text:p text:style-name="P9">-<text:span text:style-name="T4">2</text:span></text:p>
          </table:table-cell>
        </table:table-row>
        <table:table-row table:style-name="Table1.1">
          <table:table-cell table:style-name="Table1.A3" office:value-type="string">
            <text:p text:style-name="P8">65-84</text:p>
          </table:table-cell>
          <table:table-cell table:style-name="Table1.B3" office:value-type="float" office:value="-1">
            <text:p text:style-name="P8">-1</text:p>
          </table:table-cell>
          <table:table-cell table:style-name="Table1.C3" office:value-type="float" office:value="1">
            <text:p text:style-name="P8">1</text:p>
          </table:table-cell>
        </table:table-row>
        <table:table-row table:style-name="Table1.1">
          <table:table-cell table:style-name="Table1.A2" office:value-type="string">
            <text:p text:style-name="P8">85-124</text:p>
          </table:table-cell>
          <table:table-cell table:style-name="Table1.B2" office:value-type="float" office:value="0">
            <text:p text:style-name="P8">0</text:p>
          </table:table-cell>
          <table:table-cell table:style-name="Table1.C2" office:value-type="float" office:value="0">
            <text:p text:style-name="P8">0</text:p>
          </table:table-cell>
        </table:table-row>
        <table:table-row table:style-name="Table1.1">
          <table:table-cell table:style-name="Table1.A3" office:value-type="string">
            <text:p text:style-name="P8">125-164</text:p>
          </table:table-cell>
          <table:table-cell table:style-name="Table1.B5" office:value-type="string">
            <text:p text:style-name="P8">+1K4</text:p>
          </table:table-cell>
          <table:table-cell table:style-name="Table1.C3" office:value-type="float" office:value="1">
            <text:p text:style-name="P8">1</text:p>
          </table:table-cell>
        </table:table-row>
        <table:table-row table:style-name="Table1.6">
          <table:table-cell table:style-name="Table1.A6" office:value-type="string">
            <text:p text:style-name="P8">165-204</text:p>
          </table:table-cell>
          <table:table-cell table:style-name="Table1.B6" office:value-type="string">
            <text:p text:style-name="P8">+1K6</text:p>
          </table:table-cell>
          <table:table-cell table:style-name="Table1.C6" office:value-type="float" office:value="2">
            <text:p text:style-name="P8">2</text:p>
          </table:table-cell>
        </table:table-row>
      </table:table>
      <text:h text:style-name="P1" text:outline-level="1">7. Dodatkowe informacje i portret</text:h>
      <text:p text:style-name="P2">Nadaj imię swojemu Badaczowi i zapisz jego wiek, płeć, zawód i miejsce zamieszkania oraz miejsce pochodzenia. Puste pole to miejsce na portert twojego Badacza.</text:p>
      <text:h text:style-name="P1" text:outline-level="1">8. Stwórz historię Badacza</text:h>
      <text:p text:style-name="P2">Pomyśl o swoim Badaczu i zrób kilka treściwych wpisów przy zagadnieniach: Opis postaci, Ideologia/Przekonania, Ważne osoby, Znaczące miejsca, Rzeczy osobiste i Przymioty. Nie jest niezbędne, aby mieć wpis w każdej kategorii, ale im więcej uda ci się doprecyzować, tym bardziej twój Badacz na tym zyska. Wybierz jeden wpis i podkreśl go lub oznacz gwiazdką, aby pokazać że to kluczowa więź twojego Badacza.</text:p>
      <text:h text:style-name="P1" text:outline-level="1" text:is-list-header="true">9. Określ finanse</text:h>
      <text:p text:style-name="P2">Wyszukaj majętność swojego Badacza w tabeli, aby określić jego poziom wydatków, gotówkę i dobytek – zapisz je wszystkie.</text:p>
      <table:table table:name="Table3" table:style-name="Table3" table:template-name="Box List Green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10">Majętność</text:p>
          </table:table-cell>
          <table:table-cell table:style-name="Table3.B1" office:value-type="string">
            <text:p text:style-name="P10">Gotówka</text:p>
          </table:table-cell>
          <table:table-cell table:style-name="Table3.B1" office:value-type="string">
            <text:p text:style-name="P10">Dobytek</text:p>
          </table:table-cell>
          <table:table-cell table:style-name="Table3.D1" office:value-type="string">
            <text:p text:style-name="P10">Poziom wydatków</text:p>
          </table:table-cell>
        </table:table-row>
        <table:table-row table:style-name="Table3.1">
          <table:table-cell table:style-name="Table3.A2" office:value-type="string">
            <text:p text:style-name="P11">Biedny (MAJ 1-9)</text:p>
          </table:table-cell>
          <table:table-cell table:style-name="Table3.B2" office:value-type="string">
            <text:p text:style-name="P11">MAJ <text:span text:style-name="T2">× </text:span>20 ($20-$180)</text:p>
          </table:table-cell>
          <table:table-cell table:style-name="Table3.B2" office:value-type="string">
            <text:p text:style-name="P11">MAJ <text:span text:style-name="T2">× </text:span>200 ($200-$1800)</text:p>
          </table:table-cell>
          <table:table-cell table:style-name="Table3.D2" office:value-type="float" office:value="40">
            <text:p text:style-name="P12">40</text:p>
          </table:table-cell>
        </table:table-row>
        <table:table-row table:style-name="Table3.1">
          <table:table-cell table:style-name="Table3.A3" office:value-type="string">
            <text:p text:style-name="P11">Przeciętnie majętny (MAJ 10-49)</text:p>
          </table:table-cell>
          <table:table-cell table:style-name="Table3.B3" office:value-type="string">
            <text:p text:style-name="P11">MAJ <text:span text:style-name="T2">× </text:span>40 ($400-$1960)</text:p>
          </table:table-cell>
          <table:table-cell table:style-name="Table3.C3" office:value-type="string">
            <text:p text:style-name="P11">MAJ <text:span text:style-name="T2">× </text:span>1000 ($10000 - $49000)</text:p>
          </table:table-cell>
          <table:table-cell table:style-name="Table3.D3" office:value-type="float" office:value="200">
            <text:p text:style-name="P12">200</text:p>
          </table:table-cell>
        </table:table-row>
        <table:table-row table:style-name="Table3.4">
          <table:table-cell table:style-name="Table3.A4" office:value-type="string">
            <text:p text:style-name="P11">Zamożny (MAJ 50-89)</text:p>
          </table:table-cell>
          <table:table-cell table:style-name="Table3.B4" office:value-type="string">
            <text:p text:style-name="P11">MAJ × 100 ($5000-$8900)</text:p>
          </table:table-cell>
          <table:table-cell table:style-name="Table3.B4" office:value-type="string">
            <text:p text:style-name="P11">MAJ × 10000 ($500000-$890000)</text:p>
          </table:table-cell>
          <table:table-cell table:style-name="Table3.D4" office:value-type="float" office:value="5000">
            <text:p text:style-name="P11">5000</text:p>
          </table:table-cell>
        </table:table-row>
      </table:table>
      <text:p text:style-name="P13"/>
      <text:h text:style-name="P14" text:outline-level="1">10. Ekwipunek</text:h>
      <text:p text:style-name="P15">Zapisz wszystkie ważne przedmioty, broń i wyposażenie, które posiada twój Badacz. Zastanów się nad rzeczami przydatnymi w zawodzie twojej postaci. Jeśli nie masz pewności, co mogłoby to być, porozmawiaj ze Strażnikiem Tajemnic.</text:p>
      <text:h text:style-name="P14" text:outline-level="1">11. Znajomi Badacze</text:h>
      <text:p text:style-name="P15">Zapisz tutaj imiona pozostałych Badaczy i imiona ich graczy. Dzięki temu będzie ci łatwiej zapamiętać, kto jest kim. Pod każdą osobą znajduje się też trochę miejsca na krótki opis jej zawodu czy osobowośc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Noto Sans2" fo:font-family="'Noto Sans'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" fo:font-family="'Noto Sans'" style:font-style-name="Bold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Noto Sans" fo:font-family="'Noto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style:font-name="Noto Sans1" fo:font-family="'Noto Sans'" style:font-style-name="Bold Italic" style:font-family-generic="swiss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21:55:19.836681412</meta:creation-date>
    <dc:date>2026-02-08T22:11:04.780971885</dc:date>
    <meta:editing-duration>PT3M40S</meta:editing-duration>
    <meta:editing-cycles>2</meta:editing-cycles>
    <meta:generator>LibreOffice/25.8.4.2$Linux_X86_64 LibreOffice_project/580$Build-2</meta:generator>
    <meta:print-date>2026-02-08T22:09:57.518369108</meta:print-date>
    <meta:printed-by>PDF files</meta:printed-by>
    <meta:document-statistic meta:table-count="2" meta:image-count="0" meta:object-count="0" meta:page-count="2" meta:paragraph-count="61" meta:word-count="576" meta:character-count="3697" meta:non-whitespace-character-count="3180"/>
  </office:meta>
</office:document-meta>
</file>